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11_12-11-53_000.jpg</text:p>
          </table:table-cell>
          <table:table-cell table:style-name="ce13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2020-07-11_14-31-59_000.jpg</text:p>
          </table:table-cell>
          <table:table-cell table:style-name="ce13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1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2020-07-11_17-11-43_000.jpg</text:p>
          </table:table-cell>
          <table:table-cell table:style-name="ce16" office:value-type="string">
            <text:p>:m 食べた物　間食 / 味噌スープ</text:p>
          </table:table-cell>
          <table:table-cell table:style-name="ce30"/>
          <table:table-cell table:style-name="ce2"/>
          <table:table-cell table:style-name="ce2" office:value-type="string">
            <text:p>N-35-35-28.518676 E-139-34-48.940429</text:p>
          </table:table-cell>
          <table:table-cell table:style-name="ce31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1_18-02-57_000.jpg</text:p>
          </table:table-cell>
          <table:table-cell table:style-name="ce16" office:value-type="string">
            <text:p>:m RES 1-3*3 / free# JVEMV6 37#23.1_2 / 37. miscs of miscs / 23. CO2 / 1. mind-map / M-47</text:p>
          </table:table-cell>
          <table:table-cell table:style-name="ce14"/>
          <table:table-cell table:style-name="ce2"/>
          <table:table-cell table:style-name="ce2" office:value-type="string">
            <text:p>N-35-35-28.656005 E-139-34-49.379882</text:p>
          </table:table-cell>
          <table:table-cell table:style-name="ce31" table:formula="of:=IF([.E5]=&quot;&quot;;[.C5];CONCATENATE([.C5];&quot; / &quot;;[.E5]))" office:value-type="string" office:string-value=":m RES 1-3*3 / free# JVEMV6 37#23.1_2 / 37. miscs of miscs / 23. CO2 / 1. mind-map / M-47">
            <text:p>:m RES 1-3*3 / free# JVEMV6 37#23.1_2 / 37. miscs of miscs / 23. CO2 / 1. mind-map / M-47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1_19-08-57_000.jpg</text:p>
          </table:table-cell>
          <table:table-cell table:style-name="ce16" office:value-type="string">
            <text:p>:m music / log / kb / || s.1:genr=et-N,key=C,chor=C;E,other=multi-hit-&gt;use-different-key-for-distinction,memo=+:paper;log-file,file=2020-07-11_18-42-38_000.mp4,length=3:30</text:p>
          </table:table-cell>
          <table:table-cell table:style-name="ce15"/>
          <table:table-cell table:style-name="ce2"/>
          <table:table-cell table:style-name="ce2" office:value-type="string">
            <text:p>N-35-35-28.559875 E-139-34-49.544677</text:p>
          </table:table-cell>
          <table:table-cell table:style-name="ce31" table:formula="of:=IF([.E6]=&quot;&quot;;[.C6];CONCATENATE([.C6];&quot; / &quot;;[.E6]))" office:value-type="string" office:string-value=":m music / log / kb / || s.1:genr=et-N,key=C,chor=C;E,other=multi-hit-&gt;use-different-key-for-distinction,memo=+:paper;log-file,file=2020-07-11_18-42-38_000.mp4,length=3:30">
            <text:p>:m music / log / kb / || s.1:genr=et-N,key=C,chor=C;E,other=multi-hit-&gt;use-different-key-for-distinction,memo=+:paper;log-file,file=2020-07-11_18-42-38_000.mp4,length=3:3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1_20-30-59_000.jpg</text:p>
          </table:table-cell>
          <table:table-cell table:style-name="ce16" office:value-type="string">
            <text:p>:m 食べた物</text:p>
          </table:table-cell>
          <table:table-cell table:style-name="ce16"/>
          <table:table-cell table:style-name="ce2"/>
          <table:table-cell table:style-name="ce2" office:value-type="string">
            <text:p>N-35-35-28.656005 E-139-34-49.160156</text:p>
          </table:table-cell>
          <table:table-cell table:style-name="ce31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11_23-14-11_000.jpg</text:p>
          </table:table-cell>
          <table:table-cell table:style-name="ce16" office:value-type="string">
            <text:p>:PHOTO 記録 / @自室　/ 身体；左脚 / 膝上；肉が垂れ下がっている</text:p>
          </table:table-cell>
          <table:table-cell table:style-name="ce14"/>
          <table:table-cell table:style-name="ce2"/>
          <table:table-cell table:style-name="ce2" office:value-type="string">
            <text:p>N-35-35-28.669738 E-139-34-49.270019</text:p>
          </table:table-cell>
          <table:table-cell table:style-name="ce31" table:formula="of:=IF([.E8]=&quot;&quot;;[.C8];CONCATENATE([.C8];&quot; / &quot;;[.E8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11_23-14-21_000.jpg</text:p>
          </table:table-cell>
          <table:table-cell table:style-name="ce16" office:value-type="string">
            <text:p>:PHOTO 記録 / @自室　/ 身体；右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1" table:formula="of:=IF([.E9]=&quot;&quot;;[.C9];CONCATENATE([.C9];&quot; / &quot;;[.E9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12_02-23-34_000.jpg</text:p>
          </table:table-cell>
          <table:table-cell table:style-name="ce14" office:value-type="string">
            <text:p>:m other / log / 寝る前　ウェブ閲覧　記録　（for オナニー） / 了 </text:p>
          </table:table-cell>
          <table:table-cell table:style-name="ce16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1" table:formula="of:=IF([.E10]=&quot;&quot;;[.C10];CONCATENATE([.C10];&quot; / &quot;;[.E10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12_02-23-40_000.jpg</text:p>
          </table:table-cell>
          <table:table-cell table:style-name="ce15" office:value-type="string">
            <text:p>:m :PHOTO 寝た時刻 / 2020</text:p>
          </table:table-cell>
          <table:table-cell table:style-name="ce15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1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12_07-18-11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2"/>
          <table:table-cell table:style-name="ce2"/>
          <table:table-cell table:style-name="ce31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12_08-07-06_000.jpg</text:p>
          </table:table-cell>
          <table:table-cell table:style-name="ce16" office:value-type="string">
            <text:p>:m 1-2*2 / science / physics / 物を引っ張る時；必要な力；違い</text:p>
          </table:table-cell>
          <table:table-cell table:style-name="ce16"/>
          <table:table-cell table:style-name="ce2"/>
          <table:table-cell table:style-name="ce2" office:value-type="string">
            <text:p>N-35-35-28.532409 E-139-34-49.215087</text:p>
          </table:table-cell>
          <table:table-cell table:style-name="ce31" table:formula="of:=IF([.E13]=&quot;&quot;;[.C13];CONCATENATE([.C13];&quot; / &quot;;[.E13]))" office:value-type="string" office:string-value=":m 1-2*2 / science / physics / 物を引っ張る時；必要な力；違い">
            <text:p>:m 1-2*2 / science / physics / 物を引っ張る時；必要な力；違い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12_08-07-30_000.jpg</text:p>
          </table:table-cell>
          <table:table-cell table:style-name="ce16" office:value-type="string">
            <text:p>:m :? 1*1 / science / physics:astronomy / 月；隕石；地球に衝突しない</text:p>
          </table:table-cell>
          <table:table-cell table:style-name="ce5"/>
          <table:table-cell table:style-name="ce2"/>
          <table:table-cell table:style-name="ce2" office:value-type="string">
            <text:p>N-35-35-28.62854 E-139-34-49.050292</text:p>
          </table:table-cell>
          <table:table-cell table:style-name="ce31" table:formula="of:=IF([.E14]=&quot;&quot;;[.C14];CONCATENATE([.C14];&quot; / &quot;;[.E14]))" office:value-type="string" office:string-value=":m :? 1*1 / science / physics:astronomy / 月；隕石；地球に衝突しない">
            <text:p>:m :? 1*1 / science / physics:astronomy / 月；隕石；地球に衝突しない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12_08-08-40_000.jpg</text:p>
          </table:table-cell>
          <table:table-cell table:style-name="ce16" office:value-type="string">
            <text:p>:m 記録 / 身体 / 右脚；脛 / 様子 / 一部が凹んでいる；もしくは、膨らんでいる</text:p>
          </table:table-cell>
          <table:table-cell table:style-name="ce14"/>
          <table:table-cell table:style-name="ce2"/>
          <table:table-cell table:style-name="ce2" office:value-type="string">
            <text:p>N-35-35-28.656005 E-139-34-49.379882</text:p>
          </table:table-cell>
          <table:table-cell table:style-name="ce31" table:formula="of:=IF([.E15]=&quot;&quot;;[.C15];CONCATENATE([.C15];&quot; / &quot;;[.E15]))" office:value-type="string" office:string-value=":m 記録 / 身体 / 右脚；脛 / 様子 / 一部が凹んでいる；もしくは、膨らんでいる">
            <text:p>:m 記録 / 身体 / 右脚；脛 / 様子 / 一部が凹んでいる；もしくは、膨らんでいる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12_08-15-22_000.jpg</text:p>
          </table:table-cell>
          <table:table-cell table:style-name="ce16" office:value-type="string">
            <text:p>:m 記録 / 身体 / 右脚；脛 / 様子 / 一部が凹んでいる；もしくは、膨らんでいる / マッサージ後：３分ほど</text:p>
          </table:table-cell>
          <table:table-cell table:style-name="ce14"/>
          <table:table-cell table:style-name="ce2"/>
          <table:table-cell table:style-name="ce2" office:value-type="string">
            <text:p>N-35-35-28.656005 E-139-34-49.379882</text:p>
          </table:table-cell>
          <table:table-cell table:style-name="ce31" table:formula="of:=IF([.E16]=&quot;&quot;;[.C16];CONCATENATE([.C16];&quot; / &quot;;[.E16]))" office:value-type="string" office:string-value=":m 記録 / 身体 / 右脚；脛 / 様子 / 一部が凹んでいる；もしくは、膨らんでいる / マッサージ後：３分ほど">
            <text:p>:m 記録 / 身体 / 右脚；脛 / 様子 / 一部が凹んでいる；もしくは、膨らんでいる / マッサージ後：３分ほ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12_09-17-48_000.jpg</text:p>
          </table:table-cell>
          <table:table-cell table:style-name="ce16" office:value-type="string">
            <text:p>:m other / 記録　文書 / 右脛 / 状態</text:p>
          </table:table-cell>
          <table:table-cell table:style-name="ce14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1" table:formula="of:=IF([.E17]=&quot;&quot;;[.C17];CONCATENATE([.C17];&quot; / &quot;;[.E17]))" office:value-type="string" office:string-value=":m other / 記録　文書 / 右脛 / 状態">
            <text:p>:m other / 記録　文書 / 右脛 / 状態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12_09-38-55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2"/>
          <table:table-cell table:style-name="ce2" office:value-type="string">
            <text:p>N-35-35-28.669738 E-139-34-49.379882</text:p>
          </table:table-cell>
          <table:table-cell table:style-name="ce31" table:formula="of:=IF([.E18]=&quot;&quot;;[.C18];CONCATENATE([.C18];&quot; / &quot;;[.E18]))" office:value-type="string" office:string-value=":m 食べた物　間食 / 味噌スープ">
            <text:p>:m 食べた物　間食 / 味噌スープ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12_09-55-38_000.jpg</text:p>
          </table:table-cell>
          <table:table-cell table:style-name="ce16" office:value-type="string">
            <text:p>:m 記録 / 身体 / 右脚；脛 / 様子 / 一部が凹んでいる；もしくは、膨らんでいる / 朝のダンスの後</text:p>
          </table:table-cell>
          <table:table-cell table:style-name="ce16"/>
          <table:table-cell table:style-name="ce2"/>
          <table:table-cell table:style-name="ce2" office:value-type="string">
            <text:p>N-35-35-28.656005 E-139-34-49.324951</text:p>
          </table:table-cell>
          <table:table-cell table:style-name="ce31" table:formula="of:=IF([.E19]=&quot;&quot;;[.C19];CONCATENATE([.C19];&quot; / &quot;;[.E19]))" office:value-type="string" office:string-value=":m 記録 / 身体 / 右脚；脛 / 様子 / 一部が凹んでいる；もしくは、膨らんでいる / 朝のダンスの後">
            <text:p>:m 記録 / 身体 / 右脚；脛 / 様子 / 一部が凹んでいる；もしくは、膨らんでいる / 朝のダンスの後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12_09-55-55_000.jpg</text:p>
          </table:table-cell>
          <table:table-cell table:style-name="ce16" office:value-type="string">
            <text:p>:m 記録 / 身体 / 右脚；脛 / 様子 / 一部が凹んでいる；もしくは、膨らんでいる / 朝のダンスの後</text:p>
          </table:table-cell>
          <table:table-cell table:style-name="ce14"/>
          <table:table-cell table:style-name="ce2"/>
          <table:table-cell table:style-name="ce2" office:value-type="string">
            <text:p>N-35-35-28.601074 E-139-34-49.160156</text:p>
          </table:table-cell>
          <table:table-cell table:style-name="ce31" table:formula="of:=IF([.E20]=&quot;&quot;;[.C20];CONCATENATE([.C20];&quot; / &quot;;[.E20]))" office:value-type="string" office:string-value=":m 記録 / 身体 / 右脚；脛 / 様子 / 一部が凹んでいる；もしくは、膨らんでいる / 朝のダンスの後">
            <text:p>:m 記録 / 身体 / 右脚；脛 / 様子 / 一部が凹んでいる；もしくは、膨らんでいる / 朝のダンスの後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11_12-33-58_000.mp4</text:p>
          </table:table-cell>
          <table:table-cell table:style-name="ce5" office:value-type="string">
            <text:p>:VIDEO / @自宅 / メモ / kb,keyboard / 演奏、play / k-2020-0711-1 / genr=f-prev:review,key=C,chor=C;E,video=jazz-code-progression,memo=+:log-file,length=3:33</text:p>
          </table:table-cell>
          <table:table-cell table:style-name="ce15"/>
          <table:table-cell table:style-name="ce2"/>
          <table:table-cell table:style-name="ce2"/>
          <table:table-cell table:style-name="ce31" table:formula="of:=IF([.E21]=&quot;&quot;;[.C21];CONCATENATE([.C21];&quot; / &quot;;[.E21]))" office:value-type="string" office:string-value=":VIDEO / @自宅 / メモ / kb,keyboard / 演奏、play / k-2020-0711-1 / genr=f-prev:review,key=C,chor=C;E,video=jazz-code-progression,memo=+:log-file,length=3:33">
            <text:p>:VIDEO / @自宅 / メモ / kb,keyboard / 演奏、play / k-2020-0711-1 / genr=f-prev:review,key=C,chor=C;E,video=jazz-code-progression,memo=+:log-file,length=3:33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1_18-42-38_000.mp4</text:p>
          </table:table-cell>
          <table:table-cell table:style-name="ce5" office:value-type="string">
            <text:p>:VIDEO / @自宅 / メモ / kb,keyboard / 演奏、play / k-2020-0711-2 / genr=et-N,chor=CM7,LH=arpeggio,for=arpeggio;hand-move-RH;octave-jump;M7+10th,tempo=70,memo=+:log-file,length=3:57</text:p>
          </table:table-cell>
          <table:table-cell table:style-name="ce16"/>
          <table:table-cell table:style-name="ce2"/>
          <table:table-cell table:style-name="ce2"/>
          <table:table-cell table:style-name="ce31" table:formula="of:=IF([.E22]=&quot;&quot;;[.C22];CONCATENATE([.C22];&quot; / &quot;;[.E22]))" office:value-type="string" office:string-value=":VIDEO / @自宅 / メモ / kb,keyboard / 演奏、play / k-2020-0711-2 / genr=et-N,chor=CM7,LH=arpeggio,for=arpeggio;hand-move-RH;octave-jump;M7+10th,tempo=70,memo=+:log-file,length=3:57">
            <text:p>:VIDEO / @自宅 / メモ / kb,keyboard / 演奏、play / k-2020-0711-2 / genr=et-N,chor=CM7,LH=arpeggio,for=arpeggio;hand-move-RH;octave-jump;M7+10th,tempo=70,memo=+:log-file,length=3:57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1_19-00-04_000.mp4</text:p>
          </table:table-cell>
          <table:table-cell table:style-name="ce5" office:value-type="string">
            <text:p>:VIDEO / @自宅 / メモ / kb,keyboard / 演奏、play / k-2020-0711-3 / genr=et-N,key=C,chor=C;E,other=multi-hit-&gt;use-different-key-for-distinction,memo=+:paper;log-file,file=2020-07-11_18-42-38_000.mp4,length=3:30</text:p>
          </table:table-cell>
          <table:table-cell table:style-name="ce13"/>
          <table:table-cell table:style-name="ce2"/>
          <table:table-cell table:style-name="ce2"/>
          <table:table-cell table:style-name="ce31" table:formula="of:=IF([.E23]=&quot;&quot;;[.C23];CONCATENATE([.C23];&quot; / &quot;;[.E23]))" office:value-type="string" office:string-value=":VIDEO / @自宅 / メモ / kb,keyboard / 演奏、play / k-2020-0711-3 / genr=et-N,key=C,chor=C;E,other=multi-hit-&gt;use-different-key-for-distinction,memo=+:paper;log-file,file=2020-07-11_18-42-38_000.mp4,length=3:30">
            <text:p>:VIDEO / @自宅 / メモ / kb,keyboard / 演奏、play / k-2020-0711-3 / genr=et-N,key=C,chor=C;E,other=multi-hit-&gt;use-different-key-for-distinction,memo=+:paper;log-file,file=2020-07-11_18-42-38_000.mp4,length=3:3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1_19-07-49_000.mp4</text:p>
          </table:table-cell>
          <table:table-cell table:style-name="ce5" office:value-type="string">
            <text:p>:VIDEO / @自宅 / メモ / kb,keyboard / 演奏、play / k-2020-0711-4 / genr=f-N,key=C,chor=Cm;Gm7,RH=notes,LH=grip,for=grip-transpose</text:p>
          </table:table-cell>
          <table:table-cell table:style-name="ce2"/>
          <table:table-cell table:style-name="ce2"/>
          <table:table-cell table:style-name="ce2"/>
          <table:table-cell table:style-name="ce31" table:formula="of:=IF([.E24]=&quot;&quot;;[.C24];CONCATENATE([.C24];&quot; / &quot;;[.E24]))" office:value-type="string" office:string-value=":VIDEO / @自宅 / メモ / kb,keyboard / 演奏、play / k-2020-0711-4 / genr=f-N,key=C,chor=Cm;Gm7,RH=notes,LH=grip,for=grip-transpose">
            <text:p>:VIDEO / @自宅 / メモ / kb,keyboard / 演奏、play / k-2020-0711-4 / genr=f-N,key=C,chor=Cm;Gm7,RH=notes,LH=grip,for=grip-transpo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25]=&quot;&quot;;[.C25];CONCATENATE([.C25];&quot; / &quot;;[.E2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1" table:formula="of:=IF([.E26]=&quot;&quot;;[.C26];CONCATENATE([.C26];&quot; / &quot;;[.E2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7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1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1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2">2020/07/12</text:date>, <text:time>11:1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12T11:17:23.89</dc:date>
    <dc:creator>iwabuchi ken</dc:creator>
    <meta:editing-duration>P22DT21H34M19S</meta:editing-duration>
    <meta:editing-cycles>8858</meta:editing-cycles>
    <meta:document-statistic meta:table-count="1" meta:cell-count="474" meta:object-count="0"/>
  </office:meta>
</office:document-meta>
</file>